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raignée sabre</text:p>
      <text:p text:style-name="Standard">Bébé wyverne</text:p>
      <text:p text:style-name="Standard">Salamandre</text:p>
      <text:p text:style-name="Standard">Elemental de terre</text:p>
      <text:p text:style-name="Standard">Gelée x (resistance magie 100%)</text:p>
      <text:p text:style-name="Standard">Ogre berse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3H44M42S</meta:editing-duration>
    <meta:editing-cycles>5</meta:editing-cycles>
    <meta:generator>OpenOffice/4.1.7$Win32 OpenOffice.org_project/417m1$Build-9800</meta:generator>
    <dc:date>2023-01-31T19:29:51.64</dc:date>
    <dc:creator>Julien Nio</dc:creator>
    <meta:document-statistic meta:table-count="0" meta:image-count="0" meta:object-count="0" meta:page-count="1" meta:paragraph-count="6" meta:word-count="15" meta:character-count="97"/>
    <meta:user-defined meta:name="Info 1"/>
    <meta:user-defined meta:name="Info 2"/>
    <meta:user-defined meta:name="Info 3"/>
    <meta:user-defined meta:name="Info 4"/>
  </office:meta>
</office:document-meta>
</file>